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504b" officeooo:paragraph-rsid="0018504b"/>
    </style:style>
    <style:style style:name="P2" style:family="paragraph" style:parent-style-name="Standard">
      <style:paragraph-properties fo:line-height="115%" fo:text-align="justify" style:justify-single-word="false"/>
      <style:text-properties fo:font-size="14pt" officeooo:rsid="0018504b" officeooo:paragraph-rsid="0018504b" style:font-size-asian="12.25pt" style:font-size-complex="14pt"/>
    </style:style>
    <style:style style:name="P3" style:family="paragraph" style:parent-style-name="Standard">
      <style:paragraph-properties fo:text-align="justify" style:justify-single-word="false"/>
      <style:text-properties fo:font-size="12pt" officeooo:rsid="0018504b" officeooo:paragraph-rsid="0018504b" style:font-size-asian="10.5pt" style:font-size-complex="12pt"/>
    </style:style>
    <style:style style:name="P4" style:family="paragraph" style:parent-style-name="Text_20_body">
      <style:paragraph-properties fo:line-height="115%" fo:text-align="justify" style:justify-single-word="false"/>
      <style:text-properties officeooo:rsid="0018504b" officeooo:paragraph-rsid="0018504b"/>
    </style:style>
    <style:style style:name="P5" style:family="paragraph" style:parent-style-name="Text_20_body">
      <style:paragraph-properties fo:line-height="115%" fo:text-align="justify" style:justify-single-word="false"/>
    </style:style>
    <style:style style:name="P6" style:family="paragraph" style:parent-style-name="Text_20_body">
      <style:paragraph-properties fo:line-height="115%" fo:text-align="justify" style:justify-single-word="false"/>
      <style:text-properties officeooo:rsid="0019b9f5" officeooo:paragraph-rsid="0019b9f5"/>
    </style:style>
    <style:style style:name="P7" style:family="paragraph" style:parent-style-name="Text_20_body">
      <style:paragraph-properties fo:line-height="115%" fo:text-align="justify" style:justify-single-word="false"/>
      <style:text-properties officeooo:rsid="001b401a" officeooo:paragraph-rsid="001b401a"/>
    </style:style>
    <style:style style:name="P8" style:family="paragraph" style:parent-style-name="Heading_20_1">
      <style:paragraph-properties fo:line-height="115%" fo:text-align="justify" style:justify-single-word="false"/>
    </style:style>
    <style:style style:name="T1" style:family="text">
      <style:text-properties officeooo:rsid="0018504b"/>
    </style:style>
    <style:style style:name="T2" style:family="text">
      <style:text-properties officeooo:rsid="0019b9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430 Winter 2018</text:p>
      <text:p text:style-name="P1"/>
      <text:h text:style-name="P8" text:outline-level="1">A<text:span text:style-name="T1">s</text:span>signment 1 - Daniel Lovegrove - 7763168</text:h>
      <text:p text:style-name="P5"/>
      <text:p text:style-name="P4">1.</text:p>
      <text:p text:style-name="P4">2. <text:span text:style-name="T2">Making an exec call within a process overwrites the entire address space of the process and runs the code that is to be executed. It does not make sense to make an exec call in a multi-threaded application because when one thread makes an exec call the whole program with all of its threads is stopped and overwritten to run the new program. If two threads make a call to exec there will be a race condition, since the same address space will be trying to be overwritten for two different programs, the outcome of which will be undefined and likely crash the code.</text:span></text:p>
      <text:p text:style-name="P6">3.</text:p>
      <text:p text:style-name="P6"/>
      <text:p text:style-name="P7">strtok uses a static buffer while parsing (not thread safe)</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1-19T21:32:08.205528000</dc:date>
    <meta:editing-duration>PT6M52S</meta:editing-duration>
    <meta:editing-cycles>2</meta:editing-cycles>
    <meta:generator>LibreOffice/5.1.6.2$Linux_X86_64 LibreOffice_project/10m0$Build-2</meta:generator>
    <meta:document-statistic meta:table-count="0" meta:image-count="0" meta:object-count="0" meta:page-count="1" meta:paragraph-count="6" meta:word-count="127" meta:character-count="691" meta:non-whitespace-character-count="570"/>
  </office:meta>
</office:document-meta>
</file>